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wrap-option="wrap"/>
    </style:style>
    <style:style style:name="ce11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9" table:number-columns-repeated="16371" table:default-cell-style-name="Default"/>
        <table:table-row table:style-name="ro1">
          <table:table-cell table:style-name="ce5" office:value-type="string" calcext:value-type="string">
            <text:p>Bureau de vote</text:p>
          </table:table-cell>
          <table:table-cell table:style-name="ce5" office:value-type="string" calcext:value-type="string">
            <text:p>Circonscription</text:p>
          </table:table-cell>
          <table:table-cell table:style-name="ce5" office:value-type="string" calcext:value-type="string">
            <text:p>Quartier</text:p>
          </table:table-cell>
          <table:table-cell table:style-name="ce5" office:value-type="string" calcext:value-type="string">
            <text:p>Quartiers Mairie</text:p>
          </table:table-cell>
          <table:table-cell table:style-name="ce5" office:value-type="string" calcext:value-type="string">
            <text:p>Inscrits</text:p>
          </table:table-cell>
          <table:table-cell table:style-name="ce5" office:value-type="string" calcext:value-type="string">
            <text:p>Abstentions</text:p>
          </table:table-cell>
          <table:table-cell table:style-name="ce5" office:value-type="string" calcext:value-type="string">
            <text:p>Votants</text:p>
          </table:table-cell>
          <table:table-cell table:style-name="ce5" office:value-type="string" calcext:value-type="string">
            <text:p>Exprimes</text:p>
          </table:table-cell>
          <table:table-cell table:style-name="ce23" office:value-type="string" calcext:value-type="string">
            <text:p>ED</text:p>
          </table:table-cell>
          <table:table-cell table:style-name="ce23" office:value-type="string" calcext:value-type="string">
            <text:p>DROITE</text:p>
          </table:table-cell>
          <table:table-cell table:style-name="ce23" office:value-type="string" calcext:value-type="string">
            <text:p>GAUCHE</text:p>
          </table:table-cell>
          <table:table-cell table:style-name="ce23" office:value-type="string" calcext:value-type="string">
            <text:p>EG</text:p>
          </table:table-cell>
          <table:table-cell table:style-name="ce23" office:value-type="string" calcext:value-type="string">
            <text:p>DIVERS</text:p>
          </table:table-cell>
          <table:table-cell table:style-name="ce13" table:number-columns-repeated="16371"/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apitole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901" calcext:value-type="float">
            <text:p>901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327" calcext:value-type="float">
            <text:p>327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ourse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57" calcext:value-type="float">
            <text:p>35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 Daurade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300" calcext:value-type="float">
            <text:p>3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 Daurade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49" calcext:value-type="float">
            <text:p>849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343" calcext:value-type="float">
            <text:p>34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Serni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762" calcext:value-type="float">
            <text:p>762</text:p>
          </table:table-cell>
          <table:table-cell table:style-name="ce7" office:value-type="float" office:value="462" calcext:value-type="float">
            <text:p>46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4" calcext:value-type="float">
            <text:p>29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Serni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486" calcext:value-type="float">
            <text:p>486</text:p>
          </table:table-cell>
          <table:table-cell table:number-columns-repeated="2" table:style-name="ce7" office:value-type="float" office:value="367" calcext:value-type="float">
            <text:p>36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Serni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23" calcext:value-type="float">
            <text:p>823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es Chalet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091" calcext:value-type="float">
            <text:p>1 091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432" calcext:value-type="float">
            <text:p>432</text:p>
          </table:table-cell>
          <table:table-cell table:style-name="ce7" office:value-type="float" office:value="426" calcext:value-type="float">
            <text:p>42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es Chalet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978" calcext:value-type="float">
            <text:p>978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425" calcext:value-type="float">
            <text:p>42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es Chalet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098" calcext:value-type="float">
            <text:p>1 098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441" calcext:value-type="float">
            <text:p>44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es Chalet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024" calcext:value-type="float">
            <text:p>1 024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451" calcext:value-type="float">
            <text:p>45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es Chalet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947" calcext:value-type="float">
            <text:p>947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393" calcext:value-type="float">
            <text:p>39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tabiau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989" calcext:value-type="float">
            <text:p>989</text:p>
          </table:table-cell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398" calcext:value-type="float">
            <text:p>39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231" calcext:value-type="float">
            <text:p>23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tabiau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028" calcext:value-type="float">
            <text:p>1 028</text:p>
          </table:table-cell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358" calcext:value-type="float">
            <text:p>35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tabiau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877" calcext:value-type="float">
            <text:p>877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361" calcext:value-type="float">
            <text:p>36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tabiau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157" calcext:value-type="float">
            <text:p>1 157</text:p>
          </table:table-cell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489" calcext:value-type="float">
            <text:p>489</text:p>
          </table:table-cell>
          <table:table-cell table:style-name="ce7" office:value-type="float" office:value="479" calcext:value-type="float">
            <text:p>4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tabiau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1110" calcext:value-type="float">
            <text:p>1 110</text:p>
          </table:table-cell>
          <table:table-cell table:style-name="ce7" office:value-type="float" office:value="643" calcext:value-type="float">
            <text:p>643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464" calcext:value-type="float">
            <text:p>4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abriel Péri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abriel Péri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798" calcext:value-type="float">
            <text:p>798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338" calcext:value-type="float">
            <text:p>33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1027" calcext:value-type="float">
            <text:p>1 027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394" calcext:value-type="float">
            <text:p>39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1041" calcext:value-type="float">
            <text:p>1 041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47" calcext:value-type="float">
            <text:p>34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1000" calcext:value-type="float">
            <text:p>1 000</text:p>
          </table:table-cell>
          <table:table-cell table:style-name="ce7" office:value-type="float" office:value="616" calcext:value-type="float">
            <text:p>616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379" calcext:value-type="float">
            <text:p>37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1120" calcext:value-type="float">
            <text:p>1 120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487" calcext:value-type="float">
            <text:p>487</text:p>
          </table:table-cell>
          <table:table-cell table:style-name="ce7" office:value-type="float" office:value="482" calcext:value-type="float">
            <text:p>48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343" calcext:value-type="float">
            <text:p>34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nefoy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275" calcext:value-type="float">
            <text:p>27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égreney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104" calcext:value-type="float">
            <text:p>1 104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483" calcext:value-type="float">
            <text:p>483</text:p>
          </table:table-cell>
          <table:table-cell table:style-name="ce7" office:value-type="float" office:value="476" calcext:value-type="float">
            <text:p>47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égreney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625" calcext:value-type="float">
            <text:p>625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354" calcext:value-type="float">
            <text:p>35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égreney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067" calcext:value-type="float">
            <text:p>1 067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408" calcext:value-type="float">
            <text:p>40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égreney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572" calcext:value-type="float">
            <text:p>572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381" calcext:value-type="float">
            <text:p>38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Georg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699" calcext:value-type="float">
            <text:p>699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261" calcext:value-type="float">
            <text:p>26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Georg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82" calcext:value-type="float">
            <text:p>882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72" calcext:value-type="float">
            <text:p>37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Georg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63" calcext:value-type="float">
            <text:p>863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333" calcext:value-type="float">
            <text:p>3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Georg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83" calcext:value-type="float">
            <text:p>28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Aubin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824" calcext:value-type="float">
            <text:p>824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381" calcext:value-type="float">
            <text:p>3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Aubin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369" calcext:value-type="float">
            <text:p>36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Aubin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291" calcext:value-type="float">
            <text:p>29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Aubin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t Aubin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otier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401" calcext:value-type="float">
            <text:p>40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otiers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83" calcext:value-type="float">
            <text:p>28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onhour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020" calcext:value-type="float">
            <text:p>1 020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444" calcext:value-type="float">
            <text:p>4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onhour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39" calcext:value-type="float">
            <text:p>939</text:p>
          </table:table-cell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394" calcext:value-type="float">
            <text:p>39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onhour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111" calcext:value-type="float">
            <text:p>1 111</text:p>
          </table:table-cell>
          <table:table-cell table:style-name="ce7" office:value-type="float" office:value="603" calcext:value-type="float">
            <text:p>603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504" calcext:value-type="float">
            <text:p>50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onhour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297" calcext:value-type="float">
            <text:p>29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nhour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29" calcext:value-type="float">
            <text:p>2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onhour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65" calcext:value-type="float">
            <text:p>965</text:p>
          </table:table-cell>
          <table:table-cell table:style-name="ce7" office:value-type="float" office:value="534" calcext:value-type="float">
            <text:p>534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425" calcext:value-type="float">
            <text:p>4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usca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551" calcext:value-type="float">
            <text:p>551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usca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69" calcext:value-type="float">
            <text:p>1 069</text:p>
          </table:table-cell>
          <table:table-cell table:style-name="ce7" office:value-type="float" office:value="602" calcext:value-type="float">
            <text:p>60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458" calcext:value-type="float">
            <text:p>45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usca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15" calcext:value-type="float">
            <text:p>1 015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466" calcext:value-type="float">
            <text:p>46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usca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975" calcext:value-type="float">
            <text:p>975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394" calcext:value-type="float">
            <text:p>39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usca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33" calcext:value-type="float">
            <text:p>1 033</text:p>
          </table:table-cell>
          <table:table-cell table:style-name="ce7" office:value-type="float" office:value="639" calcext:value-type="float">
            <text:p>639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389" calcext:value-type="float">
            <text:p>38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Busca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415" calcext:value-type="float">
            <text:p>4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t Michel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21" calcext:value-type="float">
            <text:p>1 021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412" calcext:value-type="float">
            <text:p>4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t Michel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36" calcext:value-type="float">
            <text:p>1 036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428" calcext:value-type="float">
            <text:p>428</text:p>
          </table:table-cell>
          <table:table-cell table:style-name="ce7" office:value-type="float" office:value="424" calcext:value-type="float">
            <text:p>4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t Michel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58" calcext:value-type="float">
            <text:p>1 058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422" calcext:value-type="float">
            <text:p>42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t Michel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151" calcext:value-type="float">
            <text:p>1 151</text:p>
          </table:table-cell>
          <table:table-cell table:style-name="ce7" office:value-type="float" office:value="657" calcext:value-type="float">
            <text:p>657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488" calcext:value-type="float">
            <text:p>48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arm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1187" calcext:value-type="float">
            <text:p>1 187</text:p>
          </table:table-cell>
          <table:table-cell table:style-name="ce7" office:value-type="float" office:value="647" calcext:value-type="float">
            <text:p>647</text:p>
          </table:table-cell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534" calcext:value-type="float">
            <text:p>53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arm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993" calcext:value-type="float">
            <text:p>993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arm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1034" calcext:value-type="float">
            <text:p>1 034</text:p>
          </table:table-cell>
          <table:table-cell table:style-name="ce7" office:value-type="float" office:value="603" calcext:value-type="float">
            <text:p>603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424" calcext:value-type="float">
            <text:p>4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arm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347" calcext:value-type="float">
            <text:p>34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36" calcext:value-type="float">
            <text:p>136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armes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886" calcext:value-type="float">
            <text:p>88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373" calcext:value-type="float">
            <text:p>37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réfecture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auzelong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834" calcext:value-type="float">
            <text:p>834</text:p>
          </table:table-cell>
          <table:table-cell table:style-name="ce7" office:value-type="float" office:value="534" calcext:value-type="float">
            <text:p>534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1" calcext:value-type="float">
            <text:p>29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83" calcext:value-type="float">
            <text:p>983</text:p>
          </table:table-cell>
          <table:table-cell table:style-name="ce7" office:value-type="float" office:value="569" calcext:value-type="float">
            <text:p>569</text:p>
          </table:table-cell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76" calcext:value-type="float">
            <text:p>976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t Agne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1081" calcext:value-type="float">
            <text:p>1 081</text:p>
          </table:table-cell>
          <table:table-cell table:style-name="ce7" office:value-type="float" office:value="624" calcext:value-type="float">
            <text:p>624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87" calcext:value-type="float">
            <text:p>287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t Agne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390" calcext:value-type="float">
            <text:p>39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t Agne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915" calcext:value-type="float">
            <text:p>915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069A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t Agne</text:p>
          </table:table-cell>
          <table:table-cell table:style-name="ce12" office:value-type="string" calcext:value-type="string">
            <text:p>5</text:p>
          </table:table-cell>
          <table:table-cell table:style-name="ce7" office:value-type="float" office:value="826" calcext:value-type="float">
            <text:p>826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369" calcext:value-type="float">
            <text:p>36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Empalot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611" calcext:value-type="float">
            <text:p>61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38" calcext:value-type="float">
            <text:p>13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Empalot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Empalot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6" calcext:value-type="float">
            <text:p>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Empalot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662" calcext:value-type="float">
            <text:p>662</text:p>
          </table:table-cell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Empalot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189" calcext:value-type="float">
            <text:p>1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Empalot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float" office:value="845" calcext:value-type="float">
            <text:p>845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240" calcext:value-type="float">
            <text:p>24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95" calcext:value-type="float">
            <text:p>995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404" calcext:value-type="float">
            <text:p>40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896" calcext:value-type="float">
            <text:p>896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005" calcext:value-type="float">
            <text:p>1 005</text:p>
          </table:table-cell>
          <table:table-cell table:style-name="ce7" office:value-type="float" office:value="584" calcext:value-type="float">
            <text:p>584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417" calcext:value-type="float">
            <text:p>4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56" calcext:value-type="float">
            <text:p>956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380" calcext:value-type="float">
            <text:p>38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95" calcext:value-type="float">
            <text:p>995</text:p>
          </table:table-cell>
          <table:table-cell table:style-name="ce7" office:value-type="float" office:value="689" calcext:value-type="float">
            <text:p>689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296" calcext:value-type="float">
            <text:p>29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15" calcext:value-type="float">
            <text:p>915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239" calcext:value-type="float">
            <text:p>23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081A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Rangueil</text:p>
          </table:table-cell>
          <table:table-cell table:style-name="ce12" office:value-type="string" calcext:value-type="string">
            <text:p>13</text:p>
          </table:table-cell>
          <table:table-cell table:style-name="ce7" office:value-type="float" office:value="991" calcext:value-type="float">
            <text:p>991</text:p>
          </table:table-cell>
          <table:table-cell table:style-name="ce7" office:value-type="float" office:value="626" calcext:value-type="float">
            <text:p>626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358" calcext:value-type="float">
            <text:p>35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ouvourville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846" calcext:value-type="float">
            <text:p>846</text:p>
          </table:table-cell>
          <table:table-cell table:style-name="ce7" office:value-type="float" office:value="532" calcext:value-type="float">
            <text:p>532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ouvourville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476" calcext:value-type="float">
            <text:p>476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371" calcext:value-type="float">
            <text:p>37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083A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ouvourville</text:p>
          </table:table-cell>
          <table:table-cell table:style-name="ce12" office:value-type="string" calcext:value-type="string">
            <text:p>13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577" calcext:value-type="float">
            <text:p>577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8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roix de Pierr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1136" calcext:value-type="float">
            <text:p>1 136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522" calcext:value-type="float">
            <text:p>52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8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roix de Pierr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915" calcext:value-type="float">
            <text:p>915</text:p>
          </table:table-cell>
          <table:table-cell table:style-name="ce7" office:value-type="float" office:value="507" calcext:value-type="float">
            <text:p>507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apus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798" calcext:value-type="float">
            <text:p>798</text:p>
          </table:table-cell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214" calcext:value-type="float">
            <text:p>21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7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apus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646" calcext:value-type="float">
            <text:p>646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0" calcext:value-type="float">
            <text:p>15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apus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708" calcext:value-type="float">
            <text:p>708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47" calcext:value-type="float">
            <text:p>24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8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apus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223" calcext:value-type="float">
            <text:p>22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0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apus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516" calcext:value-type="float">
            <text:p>516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270" calcext:value-type="float">
            <text:p>27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fourguette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801" calcext:value-type="float">
            <text:p>801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fourguette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76" calcext:value-type="float">
            <text:p>1 076</text:p>
          </table:table-cell>
          <table:table-cell table:style-name="ce7" office:value-type="float" office:value="769" calcext:value-type="float">
            <text:p>769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fourguette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07" calcext:value-type="float">
            <text:p>1 007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46" calcext:value-type="float">
            <text:p>24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 Faourett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653" calcext:value-type="float">
            <text:p>653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 Faourett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866" calcext:value-type="float">
            <text:p>866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93" calcext:value-type="float">
            <text:p>19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 Faourett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456" calcext:value-type="float">
            <text:p>456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295" calcext:value-type="float">
            <text:p>29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ellefontain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1058" calcext:value-type="float">
            <text:p>1 058</text:p>
          </table:table-cell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88" calcext:value-type="float">
            <text:p>18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ellefontain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976" calcext:value-type="float">
            <text:p>976</text:p>
          </table:table-cell>
          <table:table-cell table:style-name="ce7" office:value-type="float" office:value="826" calcext:value-type="float">
            <text:p>826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46" calcext:value-type="float">
            <text:p>14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Bellefontain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1216" calcext:value-type="float">
            <text:p>1 216</text:p>
          </table:table-cell>
          <table:table-cell table:style-name="ce7" office:value-type="float" office:value="962" calcext:value-type="float">
            <text:p>962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46" calcext:value-type="float">
            <text:p>24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eyneri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718" calcext:value-type="float">
            <text:p>718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65" calcext:value-type="float">
            <text:p>16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eyneri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eyneri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896" calcext:value-type="float">
            <text:p>896</text:p>
          </table:table-cell>
          <table:table-cell table:style-name="ce7" office:value-type="float" office:value="786" calcext:value-type="float">
            <text:p>786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6" calcext:value-type="float">
            <text:p>10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eynerie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55" calcext:value-type="float">
            <text:p>1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irail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53" calcext:value-type="float">
            <text:p>1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irail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irail</text:p>
          </table:table-cell>
          <table:table-cell table:style-name="ce11" office:value-type="float" office:value="17" calcext:value-type="float">
            <text:p>17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72" calcext:value-type="float">
            <text:p>17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es Pradettes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35" calcext:value-type="float">
            <text:p>1 035</text:p>
          </table:table-cell>
          <table:table-cell table:style-name="ce7" office:value-type="float" office:value="766" calcext:value-type="float">
            <text:p>766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261" calcext:value-type="float">
            <text:p>26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Simon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16" calcext:value-type="float">
            <text:p>1 016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Simon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886" calcext:value-type="float">
            <text:p>886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Simon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73" calcext:value-type="float">
            <text:p>1 073</text:p>
          </table:table-cell>
          <table:table-cell table:style-name="ce7" office:value-type="float" office:value="792" calcext:value-type="float">
            <text:p>792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Simon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489" calcext:value-type="float">
            <text:p>489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59" calcext:value-type="float">
            <text:p>25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Simon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118" calcext:value-type="float">
            <text:p>1 118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2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Simon</text:p>
          </table:table-cell>
          <table:table-cell table:style-name="ce12" office:value-type="string" calcext:value-type="string">
            <text:p>14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343" calcext:value-type="float">
            <text:p>34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 Néboud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841" calcext:value-type="float">
            <text:p>841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324" calcext:value-type="float">
            <text:p>32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 Néboud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908" calcext:value-type="float">
            <text:p>908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401" calcext:value-type="float">
            <text:p>40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 Néboud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91" calcext:value-type="float">
            <text:p>1 091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444" calcext:value-type="float">
            <text:p>4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 Néboud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894" calcext:value-type="float">
            <text:p>894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425" calcext:value-type="float">
            <text:p>42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223" calcext:value-type="float">
            <text:p>1 223</text:p>
          </table:table-cell>
          <table:table-cell table:style-name="ce7" office:value-type="float" office:value="824" calcext:value-type="float">
            <text:p>824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396" calcext:value-type="float">
            <text:p>39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61" calcext:value-type="float">
            <text:p>1 061</text:p>
          </table:table-cell>
          <table:table-cell table:style-name="ce7" office:value-type="float" office:value="624" calcext:value-type="float">
            <text:p>624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434" calcext:value-type="float">
            <text:p>4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1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389" calcext:value-type="float">
            <text:p>38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2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14" calcext:value-type="float">
            <text:p>1 014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407" calcext:value-type="float">
            <text:p>40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2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67" calcext:value-type="float">
            <text:p>1 067</text:p>
          </table:table-cell>
          <table:table-cell table:style-name="ce7" office:value-type="float" office:value="608" calcext:value-type="float">
            <text:p>608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455" calcext:value-type="float">
            <text:p>45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2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76" calcext:value-type="float">
            <text:p>1 076</text:p>
          </table:table-cell>
          <table:table-cell table:style-name="ce7" office:value-type="float" office:value="651" calcext:value-type="float">
            <text:p>651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417" calcext:value-type="float">
            <text:p>4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2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atte d’oie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47" calcext:value-type="float">
            <text:p>1 047</text:p>
          </table:table-cell>
          <table:table-cell table:style-name="ce7" office:value-type="float" office:value="711" calcext:value-type="float">
            <text:p>711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float" office:value="332" calcext:value-type="float">
            <text:p>33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2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Lestang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915" calcext:value-type="float">
            <text:p>915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81" calcext:value-type="float">
            <text:p>28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2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Lestang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917" calcext:value-type="float">
            <text:p>917</text:p>
          </table:table-cell>
          <table:table-cell table:style-name="ce7" office:value-type="float" office:value="541" calcext:value-type="float">
            <text:p>541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2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Lestang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1023" calcext:value-type="float">
            <text:p>1 023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462" calcext:value-type="float">
            <text:p>46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2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Lestang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39" calcext:value-type="float">
            <text:p>33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2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La Faourett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41" calcext:value-type="float">
            <text:p>24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2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Bayonne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1157" calcext:value-type="float">
            <text:p>1 157</text:p>
          </table:table-cell>
          <table:table-cell table:style-name="ce7" office:value-type="float" office:value="669" calcext:value-type="float">
            <text:p>669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482" calcext:value-type="float">
            <text:p>48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Bayonne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1391" calcext:value-type="float">
            <text:p>1 391</text:p>
          </table:table-cell>
          <table:table-cell table:style-name="ce7" office:value-type="float" office:value="878" calcext:value-type="float">
            <text:p>878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501" calcext:value-type="float">
            <text:p>50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1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Bagatell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826" calcext:value-type="float">
            <text:p>826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51" calcext:value-type="float">
            <text:p>15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2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Bagatell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26" calcext:value-type="float">
            <text:p>22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Bagatelle</text:p>
          </table:table-cell>
          <table:table-cell table:style-name="ce11" office:value-type="string" calcext:value-type="string">
            <text:p>15/16</text:p>
          </table:table-cell>
          <table:table-cell table:style-name="ce7" office:value-type="float" office:value="855" calcext:value-type="float">
            <text:p>855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219" calcext:value-type="float">
            <text:p>2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34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es Pradettes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1073" calcext:value-type="float">
            <text:p>1 073</text:p>
          </table:table-cell>
          <table:table-cell table:style-name="ce7" office:value-type="float" office:value="758" calcext:value-type="float">
            <text:p>758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3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es Pradettes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964" calcext:value-type="float">
            <text:p>964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18" calcext:value-type="float">
            <text:p>2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3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es Pradettes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1160" calcext:value-type="float">
            <text:p>1 160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418" calcext:value-type="float">
            <text:p>4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épiere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rdenne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1050" calcext:value-type="float">
            <text:p>1 050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374" calcext:value-type="float">
            <text:p>37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3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rdenne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1011" calcext:value-type="float">
            <text:p>1 011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384" calcext:value-type="float">
            <text:p>38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rdenne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966" calcext:value-type="float">
            <text:p>966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Cyprien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462" calcext:value-type="float">
            <text:p>462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358" calcext:value-type="float">
            <text:p>35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Cyprien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932" calcext:value-type="float">
            <text:p>93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444" calcext:value-type="float">
            <text:p>44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Cyprien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830" calcext:value-type="float">
            <text:p>830</text:p>
          </table:table-cell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368" calcext:value-type="float">
            <text:p>36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4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Martin du Touch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527" calcext:value-type="float">
            <text:p>527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322" calcext:value-type="float">
            <text:p>32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4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Martin du Touch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885" calcext:value-type="float">
            <text:p>885</text:p>
          </table:table-cell>
          <table:table-cell table:style-name="ce7" office:value-type="float" office:value="593" calcext:value-type="float">
            <text:p>593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290" calcext:value-type="float">
            <text:p>29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4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t Martin du Touch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885" calcext:value-type="float">
            <text:p>885</text:p>
          </table:table-cell>
          <table:table-cell table:style-name="ce7" office:value-type="float" office:value="638" calcext:value-type="float">
            <text:p>638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239" calcext:value-type="float">
            <text:p>23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13" calcext:value-type="float">
            <text:p>11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7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rdenne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1070" calcext:value-type="float">
            <text:p>1 070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384" calcext:value-type="float">
            <text:p>38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ardenne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float" office:value="254" calcext:value-type="float">
            <text:p>25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Cyprien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1010" calcext:value-type="float">
            <text:p>1 010</text:p>
          </table:table-cell>
          <table:table-cell table:style-name="ce7" office:value-type="float" office:value="581" calcext:value-type="float">
            <text:p>581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422" calcext:value-type="float">
            <text:p>42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0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t Cyprien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783" calcext:value-type="float">
            <text:p>783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296" calcext:value-type="float">
            <text:p>29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5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Bayonne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1101" calcext:value-type="float">
            <text:p>1 101</text:p>
          </table:table-cell>
          <table:table-cell table:style-name="ce7" office:value-type="float" office:value="666" calcext:value-type="float">
            <text:p>666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430" calcext:value-type="float">
            <text:p>43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278" calcext:value-type="float">
            <text:p>278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5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Bayonne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400" calcext:value-type="float">
            <text:p>400</text:p>
          </table:table-cell>
          <table:table-cell table:number-columns-repeated="2" table:style-name="ce7" office:value-type="float" office:value="268" calcext:value-type="float">
            <text:p>26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5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ntaine Bayonne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1034" calcext:value-type="float">
            <text:p>1 034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392" calcext:value-type="float">
            <text:p>39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midonniers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1109" calcext:value-type="float">
            <text:p>1 109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446" calcext:value-type="float">
            <text:p>44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midonniers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914" calcext:value-type="float">
            <text:p>914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371" calcext:value-type="float">
            <text:p>37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midonniers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989" calcext:value-type="float">
            <text:p>989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443" calcext:value-type="float">
            <text:p>44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048" calcext:value-type="float">
            <text:p>1 048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441" calcext:value-type="float">
            <text:p>44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030" calcext:value-type="float">
            <text:p>1 030</text:p>
          </table:table-cell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25" calcext:value-type="float">
            <text:p>32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5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017" calcext:value-type="float">
            <text:p>1 017</text:p>
          </table:table-cell>
          <table:table-cell table:style-name="ce7" office:value-type="float" office:value="569" calcext:value-type="float">
            <text:p>569</text:p>
          </table:table-cell>
          <table:table-cell table:style-name="ce7" office:value-type="float" office:value="448" calcext:value-type="float">
            <text:p>448</text:p>
          </table:table-cell>
          <table:table-cell table:style-name="ce7" office:value-type="float" office:value="443" calcext:value-type="float">
            <text:p>44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004" calcext:value-type="float">
            <text:p>1 004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425" calcext:value-type="float">
            <text:p>42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737" calcext:value-type="float">
            <text:p>737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270" calcext:value-type="float">
            <text:p>27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float" office:value="616" calcext:value-type="float">
            <text:p>616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ime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64" calcext:value-type="float">
            <text:p>16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égreneys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60" calcext:value-type="float">
            <text:p>16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6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ld de Suisse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370" calcext:value-type="float">
            <text:p>1 370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511" calcext:value-type="float">
            <text:p>5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ld de Suisse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1146" calcext:value-type="float">
            <text:p>1 146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463" calcext:value-type="float">
            <text:p>46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6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rnaud Bernard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1121" calcext:value-type="float">
            <text:p>1 121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429" calcext:value-type="float">
            <text:p>42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l Leclerc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889" calcext:value-type="float">
            <text:p>889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357" calcext:value-type="float">
            <text:p>35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l Leclerc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497" calcext:value-type="float">
            <text:p>497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360" calcext:value-type="float">
            <text:p>36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l Leclerc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float" office:value="859" calcext:value-type="float">
            <text:p>859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344" calcext:value-type="float">
            <text:p>3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ept Deniers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1006" calcext:value-type="float">
            <text:p>1 006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420" calcext:value-type="float">
            <text:p>4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ept Deniers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1146" calcext:value-type="float">
            <text:p>1 146</text:p>
          </table:table-cell>
          <table:table-cell table:style-name="ce7" office:value-type="float" office:value="707" calcext:value-type="float">
            <text:p>707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438" calcext:value-type="float">
            <text:p>43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ept Deniers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409" calcext:value-type="float">
            <text:p>40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ept Deniers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ncely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231" calcext:value-type="float">
            <text:p>23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ncely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898" calcext:value-type="float">
            <text:p>898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318" calcext:value-type="float">
            <text:p>3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ncely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52" calcext:value-type="float">
            <text:p>35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8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ncely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81" calcext:value-type="float">
            <text:p>18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7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 Salade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934" calcext:value-type="float">
            <text:p>934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 Salade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931" calcext:value-type="float">
            <text:p>931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 Salade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854" calcext:value-type="float">
            <text:p>854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 Salade</text:p>
          </table:table-cell>
          <table:table-cell table:style-name="ce11" office:value-type="float" office:value="8" calcext:value-type="float">
            <text:p>8</text:p>
          </table:table-cell>
          <table:table-cell table:style-name="ce7" office:value-type="float" office:value="913" calcext:value-type="float">
            <text:p>913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275" calcext:value-type="float">
            <text:p>27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2A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 Salade</text:p>
          </table:table-cell>
          <table:table-cell table:style-name="ce12" office:value-type="string" calcext:value-type="string">
            <text:p>8</text:p>
          </table:table-cell>
          <table:table-cell table:style-name="ce7" office:value-type="float" office:value="1068" calcext:value-type="float">
            <text:p>1 068</text:p>
          </table:table-cell>
          <table:table-cell table:style-name="ce7" office:value-type="float" office:value="689" calcext:value-type="float">
            <text:p>689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368" calcext:value-type="float">
            <text:p>36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lande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1240" calcext:value-type="float">
            <text:p>1 240</text:p>
          </table:table-cell>
          <table:table-cell table:style-name="ce7" office:value-type="float" office:value="882" calcext:value-type="float">
            <text:p>882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lande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847" calcext:value-type="float">
            <text:p>847</text:p>
          </table:table-cell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29" calcext:value-type="float">
            <text:p>22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lande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1131" calcext:value-type="float">
            <text:p>1 131</text:p>
          </table:table-cell>
          <table:table-cell table:style-name="ce7" office:value-type="float" office:value="807" calcext:value-type="float">
            <text:p>807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316" calcext:value-type="float">
            <text:p>316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6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lande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1088" calcext:value-type="float">
            <text:p>1 088</text:p>
          </table:table-cell>
          <table:table-cell table:style-name="ce7" office:value-type="float" office:value="707" calcext:value-type="float">
            <text:p>707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376" calcext:value-type="float">
            <text:p>37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87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inestous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8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s trois cocus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625" calcext:value-type="float">
            <text:p>1 625</text:p>
          </table:table-cell>
          <table:table-cell table:style-name="ce7" office:value-type="float" office:value="1187" calcext:value-type="float">
            <text:p>1 187</text:p>
          </table:table-cell>
          <table:table-cell table:style-name="ce7" office:value-type="float" office:value="438" calcext:value-type="float">
            <text:p>438</text:p>
          </table:table-cell>
          <table:table-cell table:style-name="ce7" office:value-type="float" office:value="426" calcext:value-type="float">
            <text:p>4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8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s trois cocus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263" calcext:value-type="float">
            <text:p>1 263</text:p>
          </table:table-cell>
          <table:table-cell table:style-name="ce7" office:value-type="float" office:value="876" calcext:value-type="float">
            <text:p>876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380" calcext:value-type="float">
            <text:p>38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s trois cocus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296" calcext:value-type="float">
            <text:p>1 296</text:p>
          </table:table-cell>
          <table:table-cell table:style-name="ce7" office:value-type="float" office:value="913" calcext:value-type="float">
            <text:p>913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378" calcext:value-type="float">
            <text:p>37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s trois cocus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06" calcext:value-type="float">
            <text:p>1 006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s trois cocus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28" calcext:value-type="float">
            <text:p>1 028</text:p>
          </table:table-cell>
          <table:table-cell table:style-name="ce7" office:value-type="float" office:value="744" calcext:value-type="float">
            <text:p>744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279" calcext:value-type="float">
            <text:p>27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2A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es trois cocus</text:p>
          </table:table-cell>
          <table:table-cell table:style-name="ce12" office:value-type="string" calcext:value-type="string">
            <text:p>9</text:p>
          </table:table-cell>
          <table:table-cell table:style-name="ce7" office:value-type="float" office:value="1029" calcext:value-type="float">
            <text:p>1 029</text:p>
          </table:table-cell>
          <table:table-cell table:style-name="ce7" office:value-type="float" office:value="813" calcext:value-type="float">
            <text:p>813</text:p>
          </table:table-cell>
          <table:table-cell table:number-columns-repeated="2" table:style-name="ce7" office:value-type="float" office:value="216" calcext:value-type="float">
            <text:p>21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69" calcext:value-type="float">
            <text:p>1 069</text:p>
          </table:table-cell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81" calcext:value-type="float">
            <text:p>28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137" calcext:value-type="float">
            <text:p>1 137</text:p>
          </table:table-cell>
          <table:table-cell table:style-name="ce7" office:value-type="float" office:value="794" calcext:value-type="float">
            <text:p>794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80" calcext:value-type="float">
            <text:p>1 080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42" calcext:value-type="float">
            <text:p>1 042</text:p>
          </table:table-cell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64" calcext:value-type="float">
            <text:p>164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86" calcext:value-type="float">
            <text:p>1 086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14" calcext:value-type="float">
            <text:p>1 014</text:p>
          </table:table-cell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85" calcext:value-type="float">
            <text:p>28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198A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roix Daurade</text:p>
          </table:table-cell>
          <table:table-cell table:style-name="ce12" office:value-type="string" calcext:value-type="string">
            <text:p>9</text:p>
          </table:table-cell>
          <table:table-cell table:style-name="ce7" office:value-type="float" office:value="1083" calcext:value-type="float">
            <text:p>1 083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52" calcext:value-type="float">
            <text:p>35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19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rderoug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120" calcext:value-type="float">
            <text:p>1 120</text:p>
          </table:table-cell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416" calcext:value-type="float">
            <text:p>41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rderoug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127" calcext:value-type="float">
            <text:p>1 127</text:p>
          </table:table-cell>
          <table:table-cell table:style-name="ce7" office:value-type="float" office:value="789" calcext:value-type="float">
            <text:p>789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333" calcext:value-type="float">
            <text:p>3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orderouge</text:p>
          </table:table-cell>
          <table:table-cell table:style-name="ce11" office:value-type="float" office:value="9" calcext:value-type="float">
            <text:p>9</text:p>
          </table:table-cell>
          <table:table-cell table:style-name="ce7" office:value-type="float" office:value="1040" calcext:value-type="float">
            <text:p>1 040</text:p>
          </table:table-cell>
          <table:table-cell table:style-name="ce7" office:value-type="float" office:value="665" calcext:value-type="float">
            <text:p>665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365" calcext:value-type="float">
            <text:p>36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Colonne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884" calcext:value-type="float">
            <text:p>884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410" calcext:value-type="float">
            <text:p>41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Colonne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1067" calcext:value-type="float">
            <text:p>1 067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469" calcext:value-type="float">
            <text:p>46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Colonne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231" calcext:value-type="float">
            <text:p>23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Colonne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294" calcext:value-type="float">
            <text:p>29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ichoun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969" calcext:value-type="float">
            <text:p>969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389" calcext:value-type="float">
            <text:p>38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ichoun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float" office:value="324" calcext:value-type="float">
            <text:p>32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54" calcext:value-type="float">
            <text:p>154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ichoun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021" calcext:value-type="float">
            <text:p>1 021</text:p>
          </table:table-cell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09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ichoun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998" calcext:value-type="float">
            <text:p>998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281" calcext:value-type="float">
            <text:p>28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ichoun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029" calcext:value-type="float">
            <text:p>1 029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408" calcext:value-type="float">
            <text:p>408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ichoun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049" calcext:value-type="float">
            <text:p>1 049</text:p>
          </table:table-cell>
          <table:table-cell table:style-name="ce7" office:value-type="float" office:value="669" calcext:value-type="float">
            <text:p>669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374" calcext:value-type="float">
            <text:p>3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Juncasse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138" calcext:value-type="float">
            <text:p>1 138</text:p>
          </table:table-cell>
          <table:table-cell table:style-name="ce7" office:value-type="float" office:value="694" calcext:value-type="float">
            <text:p>694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float" office:value="438" calcext:value-type="float">
            <text:p>43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Juncasse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058" calcext:value-type="float">
            <text:p>1 058</text:p>
          </table:table-cell>
          <table:table-cell table:style-name="ce7" office:value-type="float" office:value="634" calcext:value-type="float">
            <text:p>634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422" calcext:value-type="float">
            <text:p>4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Juncasse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134" calcext:value-type="float">
            <text:p>1 134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417" calcext:value-type="float">
            <text:p>4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Juncasse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748" calcext:value-type="float">
            <text:p>74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247" calcext:value-type="float">
            <text:p>24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Juncasse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969" calcext:value-type="float">
            <text:p>969</text:p>
          </table:table-cell>
          <table:table-cell table:style-name="ce7" office:value-type="float" office:value="653" calcext:value-type="float">
            <text:p>653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84" calcext:value-type="float">
            <text:p>184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7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a Juncasse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oupetard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716" calcext:value-type="float">
            <text:p>716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259" calcext:value-type="float">
            <text:p>25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19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oupetard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44" calcext:value-type="float">
            <text:p>144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oupetard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1015" calcext:value-type="float">
            <text:p>1 015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oupetard</text:p>
          </table:table-cell>
          <table:table-cell table:style-name="ce11" office:value-type="float" office:value="10" calcext:value-type="float">
            <text:p>10</text:p>
          </table:table-cell>
          <table:table-cell table:style-name="ce7" office:value-type="float" office:value="777" calcext:value-type="float">
            <text:p>777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29" calcext:value-type="float">
            <text:p>22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24" calcext:value-type="float">
            <text:p>12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135" calcext:value-type="float">
            <text:p>1 135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471" calcext:value-type="float">
            <text:p>47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029" calcext:value-type="float">
            <text:p>1 029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464" calcext:value-type="float">
            <text:p>46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142" calcext:value-type="float">
            <text:p>1 142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509" calcext:value-type="float">
            <text:p>50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767" calcext:value-type="float">
            <text:p>767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286" calcext:value-type="float">
            <text:p>28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float" office:value="555" calcext:value-type="float">
            <text:p>555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392" calcext:value-type="float">
            <text:p>39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57" calcext:value-type="float">
            <text:p>957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3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04" calcext:value-type="float">
            <text:p>904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uilhemery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47" calcext:value-type="float">
            <text:p>947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404" calcext:value-type="float">
            <text:p>404</text:p>
          </table:table-cell>
          <table:table-cell table:style-name="ce7" office:value-type="float" office:value="397" calcext:value-type="float">
            <text:p>39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uilhemery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871" calcext:value-type="float">
            <text:p>871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327" calcext:value-type="float">
            <text:p>327</text:p>
          </table:table-cell>
          <table:table-cell table:style-name="ce7" office:value-type="float" office:value="322" calcext:value-type="float">
            <text:p>3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uilhemery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414" calcext:value-type="float">
            <text:p>414</text:p>
          </table:table-cell>
          <table:table-cell table:style-name="ce7" office:value-type="float" office:value="405" calcext:value-type="float">
            <text:p>40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uilhemery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069" calcext:value-type="float">
            <text:p>1 069</text:p>
          </table:table-cell>
          <table:table-cell table:style-name="ce7" office:value-type="float" office:value="668" calcext:value-type="float">
            <text:p>668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390" calcext:value-type="float">
            <text:p>39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uilhemery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905" calcext:value-type="float">
            <text:p>905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285" calcext:value-type="float">
            <text:p>28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uilhemery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033" calcext:value-type="float">
            <text:p>1 033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388" calcext:value-type="float">
            <text:p>388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78" calcext:value-type="float">
            <text:p>178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3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ontaudran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128" calcext:value-type="float">
            <text:p>1 128</text:p>
          </table:table-cell>
          <table:table-cell table:style-name="ce7" office:value-type="float" office:value="789" calcext:value-type="float">
            <text:p>789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ontaudran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135" calcext:value-type="float">
            <text:p>1 135</text:p>
          </table:table-cell>
          <table:table-cell table:style-name="ce7" office:value-type="float" office:value="791" calcext:value-type="float">
            <text:p>791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338" calcext:value-type="float">
            <text:p>33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ontaudran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972" calcext:value-type="float">
            <text:p>972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322" calcext:value-type="float">
            <text:p>32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ontaudran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369" calcext:value-type="float">
            <text:p>1 369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411" calcext:value-type="float">
            <text:p>4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ontaudran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272" calcext:value-type="float">
            <text:p>1 272</text:p>
          </table:table-cell>
          <table:table-cell table:style-name="ce7" office:value-type="float" office:value="872" calcext:value-type="float">
            <text:p>872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385" calcext:value-type="float">
            <text:p>38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ôte Pavée</text:p>
          </table:table-cell>
          <table:table-cell table:style-name="ce11" office:value-type="float" office:value="11" calcext:value-type="float">
            <text:p>11</text:p>
          </table:table-cell>
          <table:table-cell table:style-name="ce7" office:value-type="float" office:value="1027" calcext:value-type="float">
            <text:p>1 027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389" calcext:value-type="float">
            <text:p>38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a Terrasse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012" calcext:value-type="float">
            <text:p>1 012</text:p>
          </table:table-cell>
          <table:table-cell table:style-name="ce7" office:value-type="float" office:value="599" calcext:value-type="float">
            <text:p>599</text:p>
          </table:table-cell>
          <table:table-cell table:style-name="ce7" office:value-type="float" office:value="413" calcext:value-type="float">
            <text:p>413</text:p>
          </table:table-cell>
          <table:table-cell table:style-name="ce7" office:value-type="float" office:value="406" calcext:value-type="float">
            <text:p>40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6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a Terrasse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a Terrasse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995" calcext:value-type="float">
            <text:p>995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426" calcext:value-type="float">
            <text:p>42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48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La Terrasse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898" calcext:value-type="float">
            <text:p>898</text:p>
          </table:table-cell>
          <table:table-cell table:style-name="ce7" office:value-type="float" office:value="534" calcext:value-type="float">
            <text:p>534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362" calcext:value-type="float">
            <text:p>36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923" calcext:value-type="float">
            <text:p>923</text:p>
          </table:table-cell>
          <table:table-cell table:style-name="ce7" office:value-type="float" office:value="563" calcext:value-type="float">
            <text:p>563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52" calcext:value-type="float">
            <text:p>35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38" calcext:value-type="float">
            <text:p>33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49" calcext:value-type="float">
            <text:p>149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881" calcext:value-type="float">
            <text:p>881</text:p>
          </table:table-cell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5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028" calcext:value-type="float">
            <text:p>1 028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394" calcext:value-type="float">
            <text:p>39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5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t Demoiselles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044" calcext:value-type="float">
            <text:p>1 044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400" calcext:value-type="float">
            <text:p>40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55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auzelong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635" calcext:value-type="float">
            <text:p>635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22" calcext:value-type="float">
            <text:p>32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" office:value-type="string" calcext:value-type="string">
            <text:p>25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auzelong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068" calcext:value-type="float">
            <text:p>1 068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403" calcext:value-type="float">
            <text:p>40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" table:number-columns-repeated="2"/>
          <table:table-cell table:style-name="ce3"/>
          <table:table-cell table:style-name="ce1"/>
          <table:table-cell table:style-name="ce7" table:number-columns-repeated="4"/>
          <table:table-cell table:style-name="ce10" table:number-columns-repeated="5"/>
          <table:table-cell table:number-columns-repeated="16371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/>
          <table:table-cell table:style-name="ce9"/>
          <table:table-cell table:style-name="ce2"/>
          <table:table-cell table:style-name="ce8" table:formula="of:=SUM([.E$2:.E$264])" office:value-type="float" office:value="244761" calcext:value-type="float">
            <text:p>244 761</text:p>
          </table:table-cell>
          <table:table-cell table:style-name="ce8" table:formula="of:=SUM([.F$2:.F$264])" office:value-type="float" office:value="155023" calcext:value-type="float">
            <text:p>155 023</text:p>
          </table:table-cell>
          <table:table-cell table:style-name="ce8" table:formula="of:=SUM([.G$2:.G$264])" office:value-type="float" office:value="89738" calcext:value-type="float">
            <text:p>89 738</text:p>
          </table:table-cell>
          <table:table-cell table:style-name="ce8" table:formula="of:=SUM([.H$2:.H$264])" office:value-type="float" office:value="88266" calcext:value-type="float">
            <text:p>88 266</text:p>
          </table:table-cell>
          <table:table-cell table:style-name="ce8" table:formula="of:=SUM([.I$2:.I$264])" office:value-type="float" office:value="4636" calcext:value-type="float">
            <text:p>4 636</text:p>
          </table:table-cell>
          <table:table-cell table:style-name="ce8" table:formula="of:=SUM([.J$2:.J$264])" office:value-type="float" office:value="34534" calcext:value-type="float">
            <text:p>34 534</text:p>
          </table:table-cell>
          <table:table-cell table:style-name="ce8" table:formula="of:=SUM([.K$2:.K$264])" office:value-type="float" office:value="45688" calcext:value-type="float">
            <text:p>45 688</text:p>
          </table:table-cell>
          <table:table-cell table:style-name="ce8" table:formula="of:=SUM([.L$2:.L$264])" office:value-type="float" office:value="1946" calcext:value-type="float">
            <text:p>1 946</text:p>
          </table:table-cell>
          <table:table-cell table:style-name="ce8" table:formula="of:=SUM([.M$2:.M$264])" office:value-type="float" office:value="1462" calcext:value-type="float">
            <text:p>1 462</text:p>
          </table:table-cell>
          <table:table-cell table:style-name="ce4" table:number-columns-repeated="16371"/>
        </table:table-row>
        <table:table-row table:style-name="ro2" table:number-rows-repeated="104830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1.A1:Feuil1.M2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6:45:52.5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1-27T17:06:51.167000000</dc:date>
    <meta:editing-duration>PT49M28S</meta:editing-duration>
    <meta:editing-cycles>8</meta:editing-cycles>
    <meta:document-statistic meta:table-count="1" meta:cell-count="3442" meta:object-count="0"/>
  </office:meta>
</office:document-meta>
</file>